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59in" svg:y="0.9283in">
            <draw:object draw:notify-on-update-of-ranges="Sheet1.D1:Sheet1.D5 Sheet1.E1:Sheet1.E5 Sheet1.D1:Sheet1.D5 Sheet1.F1:Sheet1.F5 Sheet1.D1:Sheet1.D5 Sheet1.G1:Sheet1.G5 Sheet1.D1:Sheet1.D5 Sheet1.H1:Sheet1.H5 Sheet1.D1:Sheet1.D5 Sheet1.I1:Sheet1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6" table:default-cell-style-name="ce1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.2311" calcext:value-type="float">
            <text:p>15.231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5.2311" calcext:value-type="float">
            <text:p>15.2311</text:p>
          </table:table-cell>
          <table:table-cell office:value-type="float" office:value="12.2032" calcext:value-type="float">
            <text:p>12.2032</text:p>
          </table:table-cell>
          <table:table-cell office:value-type="float" office:value="9.54593" calcext:value-type="float">
            <text:p>9.54593</text:p>
          </table:table-cell>
          <table:table-cell office:value-type="float" office:value="4.64026" calcext:value-type="float">
            <text:p>4.64026</text:p>
          </table:table-cell>
          <table:table-cell office:value-type="float" office:value="2.58777" calcext:value-type="float">
            <text:p>2.5877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.2032" calcext:value-type="float">
            <text:p>12.2032</text:p>
          </table:table-cell>
          <table:table-cell table:style-name="ce1"/>
          <table:table-cell office:value-type="float" office:value="0.25" calcext:value-type="float">
            <text:p>0.25</text:p>
          </table:table-cell>
          <table:table-cell office:value-type="float" office:value="13.1144" calcext:value-type="float">
            <text:p>13.1144</text:p>
          </table:table-cell>
          <table:table-cell office:value-type="float" office:value="8.45214" calcext:value-type="float">
            <text:p>8.45214</text:p>
          </table:table-cell>
          <table:table-cell office:value-type="float" office:value="6.30615" calcext:value-type="float">
            <text:p>6.30615</text:p>
          </table:table-cell>
          <table:table-cell office:value-type="float" office:value="2.98831" calcext:value-type="float">
            <text:p>2.98831</text:p>
          </table:table-cell>
          <table:table-cell office:value-type="float" office:value="1.63991" calcext:value-type="float">
            <text:p>1.63991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.5459" calcext:value-type="float">
            <text:p>9.5459</text:p>
          </table:table-cell>
          <table:table-cell table:style-name="ce1"/>
          <table:table-cell office:value-type="float" office:value="0.5" calcext:value-type="float">
            <text:p>0.5</text:p>
          </table:table-cell>
          <table:table-cell office:value-type="float" office:value="12.3727" calcext:value-type="float">
            <text:p>12.3727</text:p>
          </table:table-cell>
          <table:table-cell office:value-type="float" office:value="7.28402" calcext:value-type="float">
            <text:p>7.28402</text:p>
          </table:table-cell>
          <table:table-cell office:value-type="float" office:value="5.20183" calcext:value-type="float">
            <text:p>5.20183</text:p>
          </table:table-cell>
          <table:table-cell office:value-type="float" office:value="2.42731" calcext:value-type="float">
            <text:p>2.42731</text:p>
          </table:table-cell>
          <table:table-cell office:value-type="float" office:value="1.32109" calcext:value-type="float">
            <text:p>1.32109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.6403" calcext:value-type="float">
            <text:p>4.6403</text:p>
          </table:table-cell>
          <table:table-cell table:style-name="ce1"/>
          <table:table-cell office:value-type="float" office:value="0.75" calcext:value-type="float">
            <text:p>0.75</text:p>
          </table:table-cell>
          <table:table-cell office:value-type="float" office:value="13.1333" calcext:value-type="float">
            <text:p>13.1333</text:p>
          </table:table-cell>
          <table:table-cell office:value-type="float" office:value="8.45215" calcext:value-type="float">
            <text:p>8.45215</text:p>
          </table:table-cell>
          <table:table-cell office:value-type="float" office:value="6.30615" calcext:value-type="float">
            <text:p>6.30615</text:p>
          </table:table-cell>
          <table:table-cell office:value-type="float" office:value="2.98831" calcext:value-type="float">
            <text:p>2.98831</text:p>
          </table:table-cell>
          <table:table-cell office:value-type="float" office:value="1.63991" calcext:value-type="float">
            <text:p>1.63991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.5878" calcext:value-type="float">
            <text:p>2.587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15.2726" calcext:value-type="float">
            <text:p>15.2726</text:p>
          </table:table-cell>
          <table:table-cell office:value-type="float" office:value="12.2032" calcext:value-type="float">
            <text:p>12.2032</text:p>
          </table:table-cell>
          <table:table-cell office:value-type="float" office:value="9.54593" calcext:value-type="float">
            <text:p>9.54593</text:p>
          </table:table-cell>
          <table:table-cell office:value-type="float" office:value="4.64026" calcext:value-type="float">
            <text:p>4.64026</text:p>
          </table:table-cell>
          <table:table-cell office:value-type="float" office:value="2.58777" calcext:value-type="float">
            <text:p>2.58777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23:44:35.090482025</meta:creation-date>
    <dc:date>2021-07-14T21:39:08.831948771</dc:date>
    <meta:editing-duration>PT21H43M53S</meta:editing-duration>
    <meta:editing-cycles>1</meta:editing-cycles>
    <meta:document-statistic meta:table-count="1" meta:cell-count="4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205cm" style:legend-expansion="high" chart:style-name="ch2"/>
        <chart:plot-area chart:style-name="ch3" table:cell-range-address="Sheet1.D1:Sheet1.I5" svg:x="0.32cm" svg:y="0.18cm" svg:width="13.07cm" svg:height="8.64cm">
          <chartooo:coordinate-region svg:x="0.756cm" svg:y="0.379cm" svg:width="12.2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5" chart:class="chart:scatter">
            <chart:domain table:cell-range-address="Sheet1.D1:Sheet1.D5"/>
            <chart:data-point chart:repeated="5"/>
          </chart:series>
          <chart:series chart:style-name="ch7" chart:values-cell-range-address="Sheet1.F1:Sheet1.F5" chart:class="chart:scatter">
            <chart:data-point chart:repeated="5"/>
          </chart:series>
          <chart:series chart:style-name="ch8" chart:values-cell-range-address="Sheet1.G1:Sheet1.G5" chart:class="chart:scatter">
            <chart:data-point chart:repeated="5"/>
          </chart:series>
          <chart:series chart:style-name="ch9" chart:values-cell-range-address="Sheet1.H1:Sheet1.H5" chart:class="chart:scatter">
            <chart:data-point chart:repeated="5"/>
          </chart:series>
          <chart:series chart:style-name="ch10" chart:values-cell-range-address="Sheet1.I1:Sheet1.I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5</svg:desc>
                </draw:g>
              </table:table-cell>
              <table:table-cell office:value-type="float" office:value="15.2311">
                <text:p>15.2311</text:p>
                <draw:g>
                  <svg:desc>Sheet1.E1:Sheet1.E5</svg:desc>
                </draw:g>
              </table:table-cell>
              <table:table-cell office:value-type="float" office:value="12.2032">
                <text:p>12.2032</text:p>
                <draw:g>
                  <svg:desc>Sheet1.F1:Sheet1.F5</svg:desc>
                </draw:g>
              </table:table-cell>
              <table:table-cell office:value-type="float" office:value="9.54593">
                <text:p>9.54593</text:p>
                <draw:g>
                  <svg:desc>Sheet1.G1:Sheet1.G5</svg:desc>
                </draw:g>
              </table:table-cell>
              <table:table-cell office:value-type="float" office:value="4.64026">
                <text:p>4.64026</text:p>
                <draw:g>
                  <svg:desc>Sheet1.H1:Sheet1.H5</svg:desc>
                </draw:g>
              </table:table-cell>
              <table:table-cell office:value-type="float" office:value="2.58777">
                <text:p>2.58777</text:p>
                <draw:g>
                  <svg:desc>Sheet1.I1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3.1144">
                <text:p>13.1144</text:p>
              </table:table-cell>
              <table:table-cell office:value-type="float" office:value="8.45214">
                <text:p>8.45214</text:p>
              </table:table-cell>
              <table:table-cell office:value-type="float" office:value="6.30615">
                <text:p>6.30615</text:p>
              </table:table-cell>
              <table:table-cell office:value-type="float" office:value="2.98831">
                <text:p>2.98831</text:p>
              </table:table-cell>
              <table:table-cell office:value-type="float" office:value="1.63991">
                <text:p>1.63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.3727">
                <text:p>12.3727</text:p>
              </table:table-cell>
              <table:table-cell office:value-type="float" office:value="7.28402">
                <text:p>7.28402</text:p>
              </table:table-cell>
              <table:table-cell office:value-type="float" office:value="5.20183">
                <text:p>5.20183</text:p>
              </table:table-cell>
              <table:table-cell office:value-type="float" office:value="2.42731">
                <text:p>2.42731</text:p>
              </table:table-cell>
              <table:table-cell office:value-type="float" office:value="1.32109">
                <text:p>1.32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.1333">
                <text:p>13.1333</text:p>
              </table:table-cell>
              <table:table-cell office:value-type="float" office:value="8.45215">
                <text:p>8.45215</text:p>
              </table:table-cell>
              <table:table-cell office:value-type="float" office:value="6.30615">
                <text:p>6.30615</text:p>
              </table:table-cell>
              <table:table-cell office:value-type="float" office:value="2.98831">
                <text:p>2.98831</text:p>
              </table:table-cell>
              <table:table-cell office:value-type="float" office:value="1.63991">
                <text:p>1.63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5.2726">
                <text:p>15.2726</text:p>
              </table:table-cell>
              <table:table-cell office:value-type="float" office:value="12.2032">
                <text:p>12.2032</text:p>
              </table:table-cell>
              <table:table-cell office:value-type="float" office:value="9.54593">
                <text:p>9.54593</text:p>
              </table:table-cell>
              <table:table-cell office:value-type="float" office:value="4.64026">
                <text:p>4.64026</text:p>
              </table:table-cell>
              <table:table-cell office:value-type="float" office:value="2.58777">
                <text:p>2.58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